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Aqui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];&quot;, &quot;;[.B1])" office:value-type="string" office:string-value="Aquila, Sfida 0 (10 PX)\\" calcext:value-type="string">
            <text:p>Aqui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a</text:p>
          </table:table-cell>
          <table:table-cell office:value-type="string" calcext:value-type="string">
            <text:p>Sfida 0 (10 PX)}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];&quot;, &quot;;[.B2])" office:value-type="string" office:string-value="Rana, Sfida 0 (10 PX)}\\" calcext:value-type="string">
            <text:p>Rana, Sfida 0 (10 PX)}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voltoi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3];&quot;, &quot;;[.B3])" office:value-type="string" office:string-value="Avvoltoio, Sfida 0 (10 PX)\\" calcext:value-type="string">
            <text:p>Avvoltoi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bbui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4];&quot;, &quot;;[.B4])" office:value-type="string" office:string-value="Babbuino, Sfida 0 (10 PX)\\" calcext:value-type="string">
            <text:p>Babbui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ron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5];&quot;, &quot;;[.B5])" office:value-type="string" office:string-value="Caprone, Sfida 0 (10 PX)\\" calcext:value-type="string">
            <text:p>Capron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v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6];&quot;, &quot;;[.B6])" office:value-type="string" office:string-value="Cervo, Sfida 0 (10 PX)\\" calcext:value-type="string">
            <text:p>Cerv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v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7];&quot;, &quot;;[.B7])" office:value-type="string" office:string-value="Corvo, Sfida 0 (10 PX)\\" calcext:value-type="string">
            <text:p>Corv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no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8];&quot;, &quot;;[.B8])" office:value-type="string" office:string-value="Donnola, Sfida 0 (10 PX)\\" calcext:value-type="string">
            <text:p>Donno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c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9];&quot;, &quot;;[.B9])" office:value-type="string" office:string-value="Falco, Sfida 0 (10 PX)\\" calcext:value-type="string">
            <text:p>Falc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go Strident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0];&quot;, &quot;;[.B10])" office:value-type="string" office:string-value="Fungo Stridente, Sfida 0 (10 PX)\\" calcext:value-type="string">
            <text:p>Fungo Strident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tt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1];&quot;, &quot;;[.B11])" office:value-type="string" office:string-value="Gatto, Sfida 0 (10 PX)\\" calcext:value-type="string">
            <text:p>Gatt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f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2];&quot;, &quot;;[.B12])" office:value-type="string" office:string-value="Gufo, Sfida 0 (10 PX)\\" calcext:value-type="string">
            <text:p>Guf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en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3];&quot;, &quot;;[.B13])" office:value-type="string" office:string-value="Iena, Sfida 0 (10 PX)\\" calcext:value-type="string">
            <text:p>Ien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mur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4];&quot;, &quot;;[.B14])" office:value-type="string" office:string-value="Lemure, Sfida 0 (10 PX)\\" calcext:value-type="string">
            <text:p>Lemur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5];&quot;, &quot;;[.B15])" office:value-type="string" office:string-value="Lucertola, Sfida 0 (10 PX)\\" calcext:value-type="string">
            <text:p>Lucerto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uncol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6];&quot;, &quot;;[.B16])" office:value-type="string" office:string-value="Omuncolo, Sfida 0 (10 PX)\\" calcext:value-type="string">
            <text:p>Omuncol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ran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7];&quot;, &quot;;[.B17])" office:value-type="string" office:string-value="Pirana, Sfida 0 (10 PX)\\" calcext:value-type="string">
            <text:p>Piran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ola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8];&quot;, &quot;;[.B18])" office:value-type="string" office:string-value="Popolano, Sfida 0 (10 PX)\\" calcext:value-type="string">
            <text:p>Popola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9];&quot;, &quot;;[.B19])" office:value-type="string" office:string-value="Ragno, Sfida 0 (10 PX)\\" calcext:value-type="string">
            <text:p>Rag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0];&quot;, &quot;;[.B20])" office:value-type="string" office:string-value="Ratto, Sfida 0 (10 PX)\\" calcext:value-type="string">
            <text:p>Ratt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rabeo di Fuoco Gigant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1];&quot;, &quot;;[.B21])" office:value-type="string" office:string-value="Scarabeo di Fuoco Gigante, Sfida 0 (10 PX)\\" calcext:value-type="string">
            <text:p>Scarabeo di Fuoco Gigant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call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2];&quot;, &quot;;[.B22])" office:value-type="string" office:string-value="Sciacallo, Sfida 0 (10 PX)\\" calcext:value-type="string">
            <text:p>Sciacall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orpion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3];&quot;, &quot;;[.B23])" office:value-type="string" office:string-value="Scorpione, Sfida 0 (10 PX)\\" calcext:value-type="string">
            <text:p>Scorpion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s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4];&quot;, &quot;;[.B24])" office:value-type="string" office:string-value="Tasso, Sfida 0 (10 PX)\\" calcext:value-type="string">
            <text:p>Tass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i</text:p>
          </table:table-cell>
          <table:table-cell office:value-type="string" calcext:value-type="string">
            <text:p>Sfida: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5];&quot;, &quot;;[.B25])" office:value-type="string" office:string-value="Topi, Sfida: 0 (10 PX)\\" calcext:value-type="string">
            <text:p>Topi, Sfida: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ito/Pirat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6];&quot;, &quot;;[.B26])" office:value-type="string" office:string-value="Bandito/Pirata, Sfida 1/8 (25 PX)\\" calcext:value-type="string">
            <text:p>Bandito/Pirat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mell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7];&quot;, &quot;;[.B27])" office:value-type="string" office:string-value="Cammello, Sfida 1/8 (25 PX)\\" calcext:value-type="string">
            <text:p>Cammell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bold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8];&quot;, &quot;;[.B28])" office:value-type="string" office:string-value="Coboldo, Sfida 1/8 (25 PX)\\" calcext:value-type="string">
            <text:p>Cobold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ltist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9];&quot;, &quot;;[.B29])" office:value-type="string" office:string-value="Cultista, Sfida 1/8 (25 PX)\\" calcext:value-type="string">
            <text:p>Cultist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nola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0];&quot;, &quot;;[.B30])" office:value-type="string" office:string-value="Donnola Gigante, Sfida 1/8 (25 PX)\\" calcext:value-type="string">
            <text:p>Donnola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co di Sangu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1];&quot;, &quot;;[.B31])" office:value-type="string" office:string-value="Falco di Sangue, Sfida 1/8 (25 PX)\\" calcext:value-type="string">
            <text:p>Falco di Sangu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chio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2];&quot;, &quot;;[.B32])" office:value-type="string" office:string-value="Granchio Gigante, Sfida 1/8 (25 PX)\\" calcext:value-type="string">
            <text:p>Granchio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rdi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3];&quot;, &quot;;[.B33])" office:value-type="string" office:string-value="Guardia, Sfida 1/8 (25 PX)\\" calcext:value-type="string">
            <text:p>Guardi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tin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4];&quot;, &quot;;[.B34])" office:value-type="string" office:string-value="Mastino, Sfida 1/8 (25 PX)\\" calcext:value-type="string">
            <text:p>Mastin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5];&quot;, &quot;;[.B35])" office:value-type="string" office:string-value="Mulo, Sfida 1/8 (25 PX)\\" calcext:value-type="string">
            <text:p>Mul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bil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6];&quot;, &quot;;[.B36])" office:value-type="string" office:string-value="Nobile, Sfida 1/8 (25 PX)\\" calcext:value-type="string">
            <text:p>Nobil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ny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7];&quot;, &quot;;[.B37])" office:value-type="string" office:string-value="Pony, Sfida 1/8 (25 PX)\\" calcext:value-type="string">
            <text:p>Pony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8];&quot;, &quot;;[.B38])" office:value-type="string" office:string-value="Ratto Gigante, Sfida 1/8 (25 PX)\\" calcext:value-type="string">
            <text:p>Ratto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elenos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9];&quot;, &quot;;[.B39])" office:value-type="string" office:string-value="Serpente Velenoso, Sfida 1/8 (25 PX)\\" calcext:value-type="string">
            <text:p>Serpente Velenos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ol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0];&quot;, &quot;;[.B40])" office:value-type="string" office:string-value="Serpente Volante, Sfida 1/8 (25 PX)\\" calcext:value-type="string">
            <text:p>Serpente Vol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ge (Uccello Stigeo)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1];&quot;, &quot;;[.B41])" office:value-type="string" office:string-value="Strige (Uccello Stigeo), Sfida 1/8 (25 PX)\\" calcext:value-type="string">
            <text:p>Strige (Uccello Stigeo)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g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2];&quot;, &quot;;[.B42])" office:value-type="string" office:string-value="Strige, Sfida 1/8 (25 PX)\\" calcext:value-type="string">
            <text:p>Strig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Acquatic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3];&quot;, &quot;;[.B43])" office:value-type="string" office:string-value="Uomo Acquatico, Sfida 1/8 (25 PX)\\" calcext:value-type="string">
            <text:p>Uomo Acquatic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olit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4];&quot;, &quot;;[.B44])" office:value-type="string" office:string-value="Accolito, Sfida 1/4 (50 PX)\\" calcext:value-type="string">
            <text:p>Accolit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c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5];&quot;, &quot;;[.B45])" office:value-type="string" office:string-value="Alce, Sfida 1/4 (50 PX)\\" calcext:value-type="string">
            <text:p>Alc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cco d'Asci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6];&quot;, &quot;;[.B46])" office:value-type="string" office:string-value="Becco d'Ascia, Sfida 1/4 (50 PX)\\" calcext:value-type="string">
            <text:p>Becco d'Asci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e Intermitte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7];&quot;, &quot;;[.B47])" office:value-type="string" office:string-value="Cane Intermittente, Sfida 1/4 (50 PX)\\" calcext:value-type="string">
            <text:p>Cane Intermitte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Cors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8];&quot;, &quot;;[.B48])" office:value-type="string" office:string-value="Cavallo da Corsa, Sfida 1/4 (50 PX)\\" calcext:value-type="string">
            <text:p>Cavallo da Cors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Tir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9];&quot;, &quot;;[.B49])" office:value-type="string" office:string-value="Cavallo da Tiro, Sfida 1/4 (50 PX)\\" calcext:value-type="string">
            <text:p>Cavallo da Tir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opiedi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0];&quot;, &quot;;[.B50])" office:value-type="string" office:string-value="Centopiedi Gigante, Sfida 1/4 (50 PX)\\" calcext:value-type="string">
            <text:p>Centopiedi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1];&quot;, &quot;;[.B51])" office:value-type="string" office:string-value="Cinghiale, Sfida 1/4 (50 PX)\\" calcext:value-type="string">
            <text:p>Cinghial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etch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2];&quot;, &quot;;[.B52])" office:value-type="string" office:string-value="Dretch, Sfida 1/4 (50 PX)\\" calcext:value-type="string">
            <text:p>Dretch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go Violett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3];&quot;, &quot;;[.B53])" office:value-type="string" office:string-value="Fungo Violetto, Sfida 1/4 (50 PX)\\" calcext:value-type="string">
            <text:p>Fungo Violett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mlock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4];&quot;, &quot;;[.B54])" office:value-type="string" office:string-value="Grimlock, Sfida 1/4 (50 PX)\\" calcext:value-type="string">
            <text:p>Grimlock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f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5];&quot;, &quot;;[.B55])" office:value-type="string" office:string-value="Gufo Gigante, Sfida 1/4 (50 PX)\\" calcext:value-type="string">
            <text:p>Guf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a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6];&quot;, &quot;;[.B56])" office:value-type="string" office:string-value="Lucertola Gigante, Sfida 1/4 (50 PX)\\" calcext:value-type="string">
            <text:p>Lucertola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7];&quot;, &quot;;[.B57])" office:value-type="string" office:string-value="Lupo, Sfida 1/4 (50 PX)\\" calcext:value-type="string">
            <text:p>Lup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Vapor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8];&quot;, &quot;;[.B58])" office:value-type="string" office:string-value="Mefito di Vapore, Sfida 1/4 (50 PX)\\" calcext:value-type="string">
            <text:p>Mefito di Vapor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ter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9];&quot;, &quot;;[.B59])" office:value-type="string" office:string-value="Pantera, Sfida 1/4 (50 PX)\\" calcext:value-type="string">
            <text:p>Panter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eudodrag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0];&quot;, &quot;;[.B60])" office:value-type="string" office:string-value="Pseudodrago, Sfida 1/4 (50 PX)\\" calcext:value-type="string">
            <text:p>Pseudodrag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1];&quot;, &quot;;[.B61])" office:value-type="string" office:string-value="Scheletro, Sfida 1/4 (50 PX)\\" calcext:value-type="string">
            <text:p>Scheletr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Ratti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2];&quot;, &quot;;[.B62])" office:value-type="string" office:string-value="Sciame di Ratti, Sfida 1/4 (50 PX)\\" calcext:value-type="string">
            <text:p>Sciame di Ratti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Costrittor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3];&quot;, &quot;;[.B63])" office:value-type="string" office:string-value="Serpente Costrittore, Sfida 1/4 (50 PX)\\" calcext:value-type="string">
            <text:p>Serpente Costrittor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elenos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4];&quot;, &quot;;[.B64])" office:value-type="string" office:string-value="Serpente Velenoso Gigante, Sfida 1/4 (50 PX)\\" calcext:value-type="string">
            <text:p>Serpente Velenos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da Vol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5];&quot;, &quot;;[.B65])" office:value-type="string" office:string-value="Spada Volante, Sfida 1/4 (50 PX)\\" calcext:value-type="string">
            <text:p>Spada Vol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itell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6];&quot;, &quot;;[.B66])" office:value-type="string" office:string-value="Spiritello, Sfida 1/4 (50 PX)\\" calcext:value-type="string">
            <text:p>Spiritell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s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7];&quot;, &quot;;[.B67])" office:value-type="string" office:string-value="Tasso Gigante, Sfida 1/4 (50 PX)\\" calcext:value-type="string">
            <text:p>Tass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mbi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8];&quot;, &quot;;[.B68])" office:value-type="string" office:string-value="Zombi, Sfida 1/4 (50 PX)\\" calcext:value-type="string">
            <text:p>Zombi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Lupo Gigante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9];&quot;, &quot;;[.B69])" office:value-type="string" office:string-value="Ragno Lupo Gigante  , Sfida 1/4 (50 PX)\\" calcext:value-type="string">
            <text:p>Ragno Lupo Gigante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a Gigante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0];&quot;, &quot;;[.B70])" office:value-type="string" office:string-value="Rana Gigante  , Sfida 1/4 (50 PX)\\" calcext:value-type="string">
            <text:p>Rana Gigante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Corvi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1];&quot;, &quot;;[.B71])" office:value-type="string" office:string-value="Sciame di Corvi  , Sfida 1/4 (50 PX)\\" calcext:value-type="string">
            <text:p>Sciame di Corvi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Pipistrelli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2];&quot;, &quot;;[.B72])" office:value-type="string" office:string-value="Sciame di Pipistrelli  , Sfida 1/4 (50 PX)\\" calcext:value-type="string">
            <text:p>Sciame di Pipistrelli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rone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3];&quot;, &quot;;[.B73])" office:value-type="string" office:string-value="Caprone Gigante, Sfida 1/2 (100 PX)\\" calcext:value-type="string">
            <text:p>Caprone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Marino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4];&quot;, &quot;;[.B74])" office:value-type="string" office:string-value="Cavallo Marino Gigante, Sfida 1/2 (100 PX)\\" calcext:value-type="string">
            <text:p>Cavallo Marino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Guer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5];&quot;, &quot;;[.B75])" office:value-type="string" office:string-value="Cavallo da Guerra, Sfida 1/2 (100 PX)\\" calcext:value-type="string">
            <text:p>Cavallo da Guer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codrill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6];&quot;, &quot;;[.B76])" office:value-type="string" office:string-value="Coccodrillo, Sfida 1/2 (100 PX)\\" calcext:value-type="string">
            <text:p>Coccodrill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7];&quot;, &quot;;[.B77])" office:value-type="string" office:string-value="Cockatrice, Sfida 1/2 (100 PX)\\" calcext:value-type="string">
            <text:p>Cockatric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plorato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8];&quot;, &quot;;[.B78])" office:value-type="string" office:string-value="Esploratore, Sfida 1/2 (100 PX)\\" calcext:value-type="string">
            <text:p>Esplorato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ll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9];&quot;, &quot;;[.B79])" office:value-type="string" office:string-value="Gnoll, Sfida 1/2 (100 PX)\\" calcext:value-type="string">
            <text:p>Gnoll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mo delle Profondità (Svirfneblin)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0];&quot;, &quot;;[.B80])" office:value-type="string" office:string-value="Gnomo delle Profondità (Svirfneblin), Sfida 1/2 (100 PX)\\" calcext:value-type="string">
            <text:p>Gnomo delle Profondità (Svirfneblin)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1];&quot;, &quot;;[.B81])" office:value-type="string" office:string-value="Hobgoblin, Sfida 1/2 (100 PX)\\" calcext:value-type="string">
            <text:p>Hobgoblin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oid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2];&quot;, &quot;;[.B82])" office:value-type="string" office:string-value="Lucertoloide, Sfida 1/2 (100 PX)\\" calcext:value-type="string">
            <text:p>Lucertoloid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oscu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3];&quot;, &quot;;[.B83])" office:value-type="string" office:string-value="Mantoscuro, Sfida 1/2 (100 PX)\\" calcext:value-type="string">
            <text:p>Mantoscu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Ghiacci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4];&quot;, &quot;;[.B84])" office:value-type="string" office:string-value="Mefito di Ghiaccio, Sfida 1/2 (100 PX)\\" calcext:value-type="string">
            <text:p>Mefito di Ghiacci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Magm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5];&quot;, &quot;;[.B85])" office:value-type="string" office:string-value="Mefito di Magma, Sfida 1/2 (100 PX)\\" calcext:value-type="string">
            <text:p>Mefito di Magm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Polve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6];&quot;, &quot;;[.B86])" office:value-type="string" office:string-value="Mefito di Polvere, Sfida 1/2 (100 PX)\\" calcext:value-type="string">
            <text:p>Mefito di Polve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lma Grigi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7];&quot;, &quot;;[.B87])" office:value-type="string" office:string-value="Melma Grigia, Sfida 1/2 (100 PX)\\" calcext:value-type="string">
            <text:p>Melma Grigi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b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8];&quot;, &quot;;[.B88])" office:value-type="string" office:string-value="Ombra, Sfida 1/2 (100 PX)\\" calcext:value-type="string">
            <text:p>Omb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hett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9];&quot;, &quot;;[.B89])" office:value-type="string" office:string-value="Orchetto, Sfida 1/2 (100 PX)\\" calcext:value-type="string">
            <text:p>Orchett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Ne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0];&quot;, &quot;;[.B90])" office:value-type="string" office:string-value="Orso Nero, Sfida 1/2 (100 PX)\\" calcext:value-type="string">
            <text:p>Orso Ne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chiato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1];&quot;, &quot;;[.B91])" office:value-type="string" office:string-value="Picchiatore, Sfida 1/2 (100 PX)\\" calcext:value-type="string">
            <text:p>Picchiato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gginofag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2];&quot;, &quot;;[.B92])" office:value-type="string" office:string-value="Rugginofago, Sfida 1/2 (100 PX)\\" calcext:value-type="string">
            <text:p>Rugginofag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huagin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3];&quot;, &quot;;[.B93])" office:value-type="string" office:string-value="Sahuagin, Sfida 1/2 (100 PX)\\" calcext:value-type="string">
            <text:p>Sahuagin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i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4];&quot;, &quot;;[.B94])" office:value-type="string" office:string-value="Satiro, Sfida 1/2 (100 PX)\\" calcext:value-type="string">
            <text:p>Sati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 di Cavallo da Guer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5];&quot;, &quot;;[.B95])" office:value-type="string" office:string-value="Scheletro di Cavallo da Guerra, Sfida 1/2 (100 PX)\\" calcext:value-type="string">
            <text:p>Scheletro di Cavallo da Guer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Insett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6];&quot;, &quot;;[.B96])" office:value-type="string" office:string-value="Sciame di Insetti, Sfida 1/2 (100 PX)\\" calcext:value-type="string">
            <text:p>Sciame di Insett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Ragn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7];&quot;, &quot;;[.B97])" office:value-type="string" office:string-value="Sciame di Ragni, Sfida 1/2 (100 PX)\\" calcext:value-type="string">
            <text:p>Sciame di Ragn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Vesp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8];&quot;, &quot;;[.B98])" office:value-type="string" office:string-value="Sciame di Vespe, Sfida 1/2 (100 PX)\\" calcext:value-type="string">
            <text:p>Sciame di Vesp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9];&quot;, &quot;;[.B99])" office:value-type="string" office:string-value="Sciami, Sfida 1/2 (100 PX)\\" calcext:value-type="string">
            <text:p>Sciam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mmion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0];&quot;, &quot;;[.B100])" office:value-type="string" office:string-value="Scimmione, Sfida 1/2 (100 PX)\\" calcext:value-type="string">
            <text:p>Scimmion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Corallin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1];&quot;, &quot;;[.B101])" office:value-type="string" office:string-value="Squalo Corallino, Sfida 1/2 (100 PX)\\" calcext:value-type="string">
            <text:p>Squalo Corallin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Magma (Magmin)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2];&quot;, &quot;;[.B102])" office:value-type="string" office:string-value="Uomo Magma (Magmin), Sfida 1/2 (100 PX)\\" calcext:value-type="string">
            <text:p>Uomo Magma (Magmin)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spa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3];&quot;, &quot;;[.B103])" office:value-type="string" office:string-value="Vespa Gigante, Sfida 1/2 (100 PX)\\" calcext:value-type="string">
            <text:p>Vespa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g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4];&quot;, &quot;;[.B104])" office:value-type="string" office:string-value="Worg, Sfida 1/2 (100 PX)\\" calcext:value-type="string">
            <text:p>Worg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Scarabei <text:s/>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5];&quot;, &quot;;[.B105])" office:value-type="string" office:string-value="Sciame di Scarabei  , Sfida 1/2 (100 PX)\\" calcext:value-type="string">
            <text:p>Sciame di Scarabei <text:s/>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o</text:p>
          </table:table-cell>
          <table:table-cell office:value-type="string" calcext:value-type="string">
            <text:p>Sfida 1 (1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6];&quot;, &quot;;[.B106])" office:value-type="string" office:string-value="Orco, Sfida 1 (100 PX)\\" calcext:value-type="string">
            <text:p>Orco, Sfida 1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ila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7];&quot;, &quot;;[.B107])" office:value-type="string" office:string-value="Aquila Gigante, Sfida 1 (200 PX)\\" calcext:value-type="string">
            <text:p>Aquila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atura Animat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8];&quot;, &quot;;[.B108])" office:value-type="string" office:string-value="Armatura Animata, Sfida 1 (200 PX)\\" calcext:value-type="string">
            <text:p>Armatura Animat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pi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9];&quot;, &quot;;[.B109])" office:value-type="string" office:string-value="Arpia, Sfida 1 (200 PX)\\" calcext:value-type="string">
            <text:p>Arpi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voltoi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0];&quot;, &quot;;[.B110])" office:value-type="string" office:string-value="Avvoltoio Gigante, Sfida 1 (200 PX)\\" calcext:value-type="string">
            <text:p>Avvoltoi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gbear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1];&quot;, &quot;;[.B111])" office:value-type="string" office:string-value="Bugbear, Sfida 1 (200 PX)\\" calcext:value-type="string">
            <text:p>Bugbear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e della Mor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2];&quot;, &quot;;[.B112])" office:value-type="string" office:string-value="Cane della Morte, Sfida 1 (200 PX)\\" calcext:value-type="string">
            <text:p>Cane della Mor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nolupo (Metalupo)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3];&quot;, &quot;;[.B113])" office:value-type="string" office:string-value="Dinolupo (Metalupo), Sfida 1 (200 PX)\\" calcext:value-type="string">
            <text:p>Dinolupo (Metalupo)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Cucciol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4];&quot;, &quot;;[.B114])" office:value-type="string" office:string-value="Drago d'Ottone Cucciolo, Sfida 1 (200 PX)\\" calcext:value-type="string">
            <text:p>Drago d'Ottone Cucciol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Cucciol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5];&quot;, &quot;;[.B115])" office:value-type="string" office:string-value="Drago di Rame Cucciolo, Sfida 1 (200 PX)\\" calcext:value-type="string">
            <text:p>Drago di Rame Cucciol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ad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6];&quot;, &quot;;[.B116])" office:value-type="string" office:string-value="Driade, Sfida 1 (200 PX)\\" calcext:value-type="string">
            <text:p>Driad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ergar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7];&quot;, &quot;;[.B117])" office:value-type="string" office:string-value="Duergar, Sfida 1 (200 PX)\\" calcext:value-type="string">
            <text:p>Duergar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8];&quot;, &quot;;[.B118])" office:value-type="string" office:string-value="Ghoul, Sfida 1 (200 PX)\\" calcext:value-type="string">
            <text:p>Ghoul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ena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9];&quot;, &quot;;[.B119])" office:value-type="string" office:string-value="Iena Gigante, Sfida 1 (200 PX)\\" calcext:value-type="string">
            <text:p>Iena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0];&quot;, &quot;;[.B120])" office:value-type="string" office:string-value="Imp, Sfida 1 (200 PX)\\" calcext:value-type="string">
            <text:p>Imp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ppogrif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1];&quot;, &quot;;[.B121])" office:value-type="string" office:string-value="Ippogrifo, Sfida 1 (200 PX)\\" calcext:value-type="string">
            <text:p>Ippogrif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o Avventurier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2];&quot;, &quot;;[.B122])" office:value-type="string" office:string-value="Mago Avventuriero, Sfida 1 (200 PX)\\" calcext:value-type="string">
            <text:p>Mago Avventurier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Brun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3];&quot;, &quot;;[.B123])" office:value-type="string" office:string-value="Orso Bruno, Sfida 1 (200 PX)\\" calcext:value-type="string">
            <text:p>Orso Brun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sit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4];&quot;, &quot;;[.B124])" office:value-type="string" office:string-value="Quasit, Sfida 1 (200 PX)\\" calcext:value-type="string">
            <text:p>Quasit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5];&quot;, &quot;;[.B125])" office:value-type="string" office:string-value="Ragno Gigante, Sfida 1 (200 PX)\\" calcext:value-type="string">
            <text:p>Ragn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sp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6];&quot;, &quot;;[.B126])" office:value-type="string" office:string-value="Rospo Gigante, Sfida 1 (200 PX)\\" calcext:value-type="string">
            <text:p>Rosp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Piran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7];&quot;, &quot;;[.B127])" office:value-type="string" office:string-value="Sciame di Pirana, Sfida 1 (200 PX)\\" calcext:value-type="string">
            <text:p>Sciame di Piran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8];&quot;, &quot;;[.B128])" office:value-type="string" office:string-value="Spia, Sfida 1 (200 PX)\\" calcext:value-type="string">
            <text:p>Spi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9];&quot;, &quot;;[.B129])" office:value-type="string" office:string-value="Tigre, Sfida 1 (200 PX)\\" calcext:value-type="string">
            <text:p>Tigr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one <text:s/>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30];&quot;, &quot;;[.B130])" office:value-type="string" office:string-value="Leone  , Sfida 1 (200 PX)\\" calcext:value-type="string">
            <text:p>Leone <text:s/>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chio Fiammeggiante</text:p>
          </table:table-cell>
          <table:table-cell office:value-type="string" calcext:value-type="string">
            <text:p>Sfida 2 (20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1];&quot;, &quot;;[.B131])" office:value-type="string" office:string-value="Teschio Fiammeggiante, Sfida 2 (200 PX)\\" calcext:value-type="string">
            <text:p>Teschio Fiammeggiante, Sfida 2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o Risvegliat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2];&quot;, &quot;;[.B132])" office:value-type="string" office:string-value="Albero Risvegliato, Sfida 2 (450 PX)\\" calcext:value-type="string">
            <text:p>Albero Risvegliat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c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3];&quot;, &quot;;[.B133])" office:value-type="string" office:string-value="Alce Gigante, Sfida 2 (450 PX)\\" calcext:value-type="string">
            <text:p>Alc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ba Paglierin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4];&quot;, &quot;;[.B134])" office:value-type="string" office:string-value="Ameba Paglierina, Sfida 2 (450 PX)\\" calcext:value-type="string">
            <text:p>Ameba Paglierin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kheg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5];&quot;, &quot;;[.B135])" office:value-type="string" office:string-value="Ankheg, Sfida 2 (450 PX)\\" calcext:value-type="string">
            <text:p>Ankheg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zer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6];&quot;, &quot;;[.B136])" office:value-type="string" office:string-value="Azer, Sfida 2 (450 PX)\\" calcext:value-type="string">
            <text:p>Azer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7];&quot;, &quot;;[.B137])" office:value-type="string" office:string-value="Berserker, Sfida 2 (450 PX)\\" calcext:value-type="string">
            <text:p>Berserker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tta Esplosiv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8];&quot;, &quot;;[.B138])" office:value-type="string" office:string-value="Blatta Esplosiva, Sfida 2 (450 PX)\\" calcext:value-type="string">
            <text:p>Blatta Esplosiv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itano dei Banditi/Pirat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9];&quot;, &quot;;[.B139])" office:value-type="string" office:string-value="Capitano dei Banditi/Pirata, Sfida 2 (450 PX)\\" calcext:value-type="string">
            <text:p>Capitano dei Banditi/Pirat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0];&quot;, &quot;;[.B140])" office:value-type="string" office:string-value="Centauro, Sfida 2 (450 PX)\\" calcext:value-type="string">
            <text:p>Cent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1];&quot;, &quot;;[.B141])" office:value-type="string" office:string-value="Cinghiale Gigante, Sfida 2 (450 PX)\\" calcext:value-type="string">
            <text:p>Cinghial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bo Gelatino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2];&quot;, &quot;;[.B142])" office:value-type="string" office:string-value="Cubo Gelatinoso, Sfida 2 (450 PX)\\" calcext:value-type="string">
            <text:p>Cubo Gelatino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Spino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3];&quot;, &quot;;[.B143])" office:value-type="string" office:string-value="Diavolo Spinoso, Sfida 2 (450 PX)\\" calcext:value-type="string">
            <text:p>Diavolo Spino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4];&quot;, &quot;;[.B144])" office:value-type="string" office:string-value="Drago Bianco Cucciolo, Sfida 2 (450 PX)\\" calcext:value-type="string">
            <text:p>Drago Bianc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5];&quot;, &quot;;[.B145])" office:value-type="string" office:string-value="Drago Nero Cucciolo, Sfida 2 (450 PX)\\" calcext:value-type="string">
            <text:p>Drago Ner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6];&quot;, &quot;;[.B146])" office:value-type="string" office:string-value="Drago Verde Cucciolo, Sfida 2 (450 PX)\\" calcext:value-type="string">
            <text:p>Drago Verde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7];&quot;, &quot;;[.B147])" office:value-type="string" office:string-value="Drago d'Argento Cucciolo, Sfida 2 (450 PX)\\" calcext:value-type="string">
            <text:p>Drago d'Argent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8];&quot;, &quot;;[.B148])" office:value-type="string" office:string-value="Drago di Bronzo Cucciolo, Sfida 2 (450 PX)\\" calcext:value-type="string">
            <text:p>Drago di Bronz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uid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9];&quot;, &quot;;[.B149])" office:value-type="string" office:string-value="Druido, Sfida 2 (450 PX)\\" calcext:value-type="string">
            <text:p>Druid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 Mino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0];&quot;, &quot;;[.B150])" office:value-type="string" office:string-value="Elementale dell'Acqua Minore, Sfida 2 (450 PX)\\" calcext:value-type="string">
            <text:p>Elementale dell'Acqua Mino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tercap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1];&quot;, &quot;;[.B151])" office:value-type="string" office:string-value="Ettercap, Sfida 2 (450 PX)\\" calcext:value-type="string">
            <text:p>Ettercap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uci Gorgoglianti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2];&quot;, &quot;;[.B152])" office:value-type="string" office:string-value="Fauci Gorgoglianti, Sfida 2 (450 PX)\\" calcext:value-type="string">
            <text:p>Fauci Gorgoglianti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oco Fatu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3];&quot;, &quot;;[.B153])" office:value-type="string" office:string-value="Fuoco Fatuo, Sfida 2 (450 PX)\\" calcext:value-type="string">
            <text:p>Fuoco Fatu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rgoyl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4];&quot;, &quot;;[.B154])" office:value-type="string" office:string-value="Gargoyle, Sfida 2 (450 PX)\\" calcext:value-type="string">
            <text:p>Gargoyl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ast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5];&quot;, &quot;;[.B155])" office:value-type="string" office:string-value="Ghast, Sfida 2 (450 PX)\\" calcext:value-type="string">
            <text:p>Ghast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ck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6];&quot;, &quot;;[.B156])" office:value-type="string" office:string-value="Grick, Sfida 2 (450 PX)\\" calcext:value-type="string">
            <text:p>Grick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fon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7];&quot;, &quot;;[.B157])" office:value-type="string" office:string-value="Grifone, Sfida 2 (450 PX)\\" calcext:value-type="string">
            <text:p>Grifon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Marin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8];&quot;, &quot;;[.B158])" office:value-type="string" office:string-value="Megera Marina, Sfida 2 (450 PX)\\" calcext:value-type="string">
            <text:p>Megera Marin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9];&quot;, &quot;;[.B159])" office:value-type="string" office:string-value="Mimic, Sfida 2 (450 PX)\\" calcext:value-type="string">
            <text:p>Mimic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g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0];&quot;, &quot;;[.B160])" office:value-type="string" office:string-value="Ogre, Sfida 2 (450 PX)\\" calcext:value-type="string">
            <text:p>Og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Pola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1];&quot;, &quot;;[.B161])" office:value-type="string" office:string-value="Orso Polare, Sfida 2 (450 PX)\\" calcext:value-type="string">
            <text:p>Orso Pola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ga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2];&quot;, &quot;;[.B162])" office:value-type="string" office:string-value="Pegaso, Sfida 2 (450 PX)\\" calcext:value-type="string">
            <text:p>Pega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esios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3];&quot;, &quot;;[.B163])" office:value-type="string" office:string-value="Plesiosauro, Sfida 2 (450 PX)\\" calcext:value-type="string">
            <text:p>Plesios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 Manna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4];&quot;, &quot;;[.B164])" office:value-type="string" office:string-value="Ratto Mannaro, Sfida 2 (450 PX)\\" calcext:value-type="string">
            <text:p>Ratto Manna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nocero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5];&quot;, &quot;;[.B165])" office:value-type="string" office:string-value="Rinoceronte, Sfida 2 (450 PX)\\" calcext:value-type="string">
            <text:p>Rinocero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cerdo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6];&quot;, &quot;;[.B166])" office:value-type="string" office:string-value="Sacerdote, Sfida 2 (450 PX)\\" calcext:value-type="string">
            <text:p>Sacerdo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 di Minot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7];&quot;, &quot;;[.B167])" office:value-type="string" office:string-value="Scheletro di Minotauro, Sfida 2 (450 PX)\\" calcext:value-type="string">
            <text:p>Scheletro di Minot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Serpenti Velenosi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8];&quot;, &quot;;[.B168])" office:value-type="string" office:string-value="Sciame di Serpenti Velenosi, Sfida 2 (450 PX)\\" calcext:value-type="string">
            <text:p>Sciame di Serpenti Velenosi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Costrittor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9];&quot;, &quot;;[.B169])" office:value-type="string" office:string-value="Serpente Costrittore Gigante, Sfida 2 (450 PX)\\" calcext:value-type="string">
            <text:p>Serpente Costrittor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bil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0];&quot;, &quot;;[.B170])" office:value-type="string" office:string-value="Sibilante, Sfida 2 (450 PX)\\" calcext:value-type="string">
            <text:p>Sibil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Cacciato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1];&quot;, &quot;;[.B171])" office:value-type="string" office:string-value="Squalo Cacciatore, Sfida 2 (450 PX)\\" calcext:value-type="string">
            <text:p>Squalo Cacciato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ppeto del Soffocament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2];&quot;, &quot;;[.B172])" office:value-type="string" office:string-value="Tappeto del Soffocamento, Sfida 2 (450 PX)\\" calcext:value-type="string">
            <text:p>Tappeto del Soffocament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 dai Denti a Sciabol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3];&quot;, &quot;;[.B173])" office:value-type="string" office:string-value="Tigre dai Denti a Sciabola, Sfida 2 (450 PX)\\" calcext:value-type="string">
            <text:p>Tigre dai Denti a Sciabol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mbi Og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4];&quot;, &quot;;[.B174])" office:value-type="string" office:string-value="Zombi Ogre, Sfida 2 (450 PX)\\" calcext:value-type="string">
            <text:p>Zombi Og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ena Assassina (Orca)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5];&quot;, &quot;;[.B175])" office:value-type="string" office:string-value="Balena Assassina (Orca), Sfida 3 (700 PX)\\" calcext:value-type="string">
            <text:p>Balena Assassina (Orca)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lisc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6];&quot;, &quot;;[.B176])" office:value-type="string" office:string-value="Basilisco, Sfida 3 (700 PX)\\" calcext:value-type="string">
            <text:p>Basilisc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ier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7];&quot;, &quot;;[.B177])" office:value-type="string" office:string-value="Cavaliere, Sfida 3 (700 PX)\\" calcext:value-type="string">
            <text:p>Cavalier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riero da Incub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8];&quot;, &quot;;[.B178])" office:value-type="string" office:string-value="Destriero da Incubo, Sfida 3 (700 PX)\\" calcext:value-type="string">
            <text:p>Destriero da Incub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Barbut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9];&quot;, &quot;;[.B179])" office:value-type="string" office:string-value="Diavolo Barbuto, Sfida 3 (700 PX)\\" calcext:value-type="string">
            <text:p>Diavolo Barbut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0];&quot;, &quot;;[.B180])" office:value-type="string" office:string-value="Doppelganger, Sfida 3 (700 PX)\\" calcext:value-type="string">
            <text:p>Doppelganger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Cucciol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1];&quot;, &quot;;[.B181])" office:value-type="string" office:string-value="Drago Blu Cucciolo, Sfida 3 (700 PX)\\" calcext:value-type="string">
            <text:p>Drago Blu Cucciol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Cucciol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2];&quot;, &quot;;[.B182])" office:value-type="string" office:string-value="Drago d'Oro Cucciolo, Sfida 3 (700 PX)\\" calcext:value-type="string">
            <text:p>Drago d'Oro Cucciol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 Invernal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3];&quot;, &quot;;[.B183])" office:value-type="string" office:string-value="Lupo Invernale, Sfida 3 (700 PX)\\" calcext:value-type="string">
            <text:p>Lupo Invernal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 Mannar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4];&quot;, &quot;;[.B184])" office:value-type="string" office:string-value="Lupo Mannaro, Sfida 3 (700 PX)\\" calcext:value-type="string">
            <text:p>Lupo Mannar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icora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5];&quot;, &quot;;[.B185])" office:value-type="string" office:string-value="Manticora, Sfida 3 (700 PX)\\" calcext:value-type="string">
            <text:p>Manticora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Verd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6];&quot;, &quot;;[.B186])" office:value-type="string" office:string-value="Megera Verde, Sfida 3 (700 PX)\\" calcext:value-type="string">
            <text:p>Megera Verd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otaur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7];&quot;, &quot;;[.B187])" office:value-type="string" office:string-value="Minotauro, Sfida 3 (700 PX)\\" calcext:value-type="string">
            <text:p>Minotaur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mmia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8];&quot;, &quot;;[.B188])" office:value-type="string" office:string-value="Mummia, Sfida 3 (700 PX)\\" calcext:value-type="string">
            <text:p>Mummia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rore Arrampicamuri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9];&quot;, &quot;;[.B189])" office:value-type="string" office:string-value="Orrore Arrampicamuri, Sfida 3 (700 PX)\\" calcext:value-type="string">
            <text:p>Orrore Arrampicamuri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gufo Saggi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0];&quot;, &quot;;[.B190])" office:value-type="string" office:string-value="Orsogufo Saggio, Sfida 3 (700 PX)\\" calcext:value-type="string">
            <text:p>Orsogufo Saggi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guf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1];&quot;, &quot;;[.B191])" office:value-type="string" office:string-value="Orsogufo, Sfida 3 (700 PX)\\" calcext:value-type="string">
            <text:p>Orsoguf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Fas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2];&quot;, &quot;;[.B192])" office:value-type="string" office:string-value="Ragno Fase, Sfida 3 (700 PX)\\" calcext:value-type="string">
            <text:p>Ragno Fas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orpione Gigant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3];&quot;, &quot;;[.B193])" office:value-type="string" office:string-value="Scorpione Gigante, Sfida 3 (700 PX)\\" calcext:value-type="string">
            <text:p>Scorpione Gigant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ugio Infernal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4];&quot;, &quot;;[.B194])" office:value-type="string" office:string-value="Segugio Infernale, Sfida 3 (700 PX)\\" calcext:value-type="string">
            <text:p>Segugio Infernal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teran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5];&quot;, &quot;;[.B195])" office:value-type="string" office:string-value="Veterano, Sfida 3 (700 PX)\\" calcext:value-type="string">
            <text:p>Veteran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6];&quot;, &quot;;[.B196])" office:value-type="string" office:string-value="Wight, Sfida 3 (700 PX)\\" calcext:value-type="string">
            <text:p>Wight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O.C.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197];&quot;, &quot;;[.B197])" office:value-type="string" office:string-value="B.O.C., Sfida 4 (1.100 PX)\\" calcext:value-type="string">
            <text:p>B.O.C.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uul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198];&quot;, &quot;;[.B198])" office:value-type="string" office:string-value="Chuul, Sfida 4 (1.100 PX)\\" calcext:value-type="string">
            <text:p>Chuul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 Mannar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199];&quot;, &quot;;[.B199])" office:value-type="string" office:string-value="Cinghiale Mannaro, Sfida 4 (1.100 PX)\\" calcext:value-type="string">
            <text:p>Cinghiale Mannar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atl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0];&quot;, &quot;;[.B200])" office:value-type="string" office:string-value="Couatl, Sfida 4 (1.100 PX)\\" calcext:value-type="string">
            <text:p>Couatl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Cucciol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1];&quot;, &quot;;[.B201])" office:value-type="string" office:string-value="Drago Rosso Cucciolo, Sfida 4 (1.100 PX)\\" calcext:value-type="string">
            <text:p>Drago Rosso Cucciol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tin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2];&quot;, &quot;;[.B202])" office:value-type="string" office:string-value="Ettin, Sfida 4 (1.100 PX)\\" calcext:value-type="string">
            <text:p>Ettin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ntasm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3];&quot;, &quot;;[.B203])" office:value-type="string" office:string-value="Fantasma, Sfida 4 (1.100 PX)\\" calcext:value-type="string">
            <text:p>Fantasm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i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4];&quot;, &quot;;[.B204])" office:value-type="string" office:string-value="Lamia, Sfida 4 (1.100 PX)\\" calcext:value-type="string">
            <text:p>Lami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edetti immortal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5];&quot;, &quot;;[.B205])" office:value-type="string" office:string-value="Maledetti immortale, Sfida 4 (1.100 PX)\\" calcext:value-type="string">
            <text:p>Maledetti immortal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oplasma Ner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6];&quot;, &quot;;[.B206])" office:value-type="string" office:string-value="Protoplasma Nero, Sfida 4 (1.100 PX)\\" calcext:value-type="string">
            <text:p>Protoplasma Ner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ub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7];&quot;, &quot;;[.B207])" office:value-type="string" office:string-value="Succube, Sfida 4 (1.100 PX)\\" calcext:value-type="string">
            <text:p>Succub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 Mannar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8];&quot;, &quot;;[.B208])" office:value-type="string" office:string-value="Tigre Mannara, Sfida 4 (1.100 PX)\\" calcext:value-type="string">
            <text:p>Tigre Mannar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she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9];&quot;, &quot;;[.B209])" office:value-type="string" office:string-value="Banshee, Sfida 4 (1.100 PX)\\" calcext:value-type="string">
            <text:p>Banshe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0];&quot;, &quot;;[.B210])" office:value-type="string" office:string-value="Elefante, Sfida 4 (1.100 PX)\\" calcext:value-type="string">
            <text:p>Elefant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me Strisciante Tentacolat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1];&quot;, &quot;;[.B211])" office:value-type="string" office:string-value="Verme Strisciante Tentacolato, Sfida 4 (1.100 PX)\\" calcext:value-type="string">
            <text:p>Verme Strisciante Tentacolat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let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2];&quot;, &quot;;[.B212])" office:value-type="string" office:string-value="Bulette, Sfida 5 (1.800 PX)\\" calcext:value-type="string">
            <text:p>Bulet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codrillo Gig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3];&quot;, &quot;;[.B213])" office:value-type="string" office:string-value="Coccodrillo Gigante, Sfida 5 (1.800 PX)\\" calcext:value-type="string">
            <text:p>Coccodrillo Gig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mulo Strisci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4];&quot;, &quot;;[.B214])" office:value-type="string" office:string-value="Cumulo Strisciante, Sfida 5 (1.800 PX)\\" calcext:value-type="string">
            <text:p>Cumulo Strisci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 Fuoc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5];&quot;, &quot;;[.B215])" office:value-type="string" office:string-value="Elementale del Fuoco, Sfida 5 (1.800 PX)\\" calcext:value-type="string">
            <text:p>Elementale del Fuoc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6];&quot;, &quot;;[.B216])" office:value-type="string" office:string-value="Elementale dell'Acqua, Sfida 5 (1.800 PX)\\" calcext:value-type="string">
            <text:p>Elementale dell'Acqu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ri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7];&quot;, &quot;;[.B217])" office:value-type="string" office:string-value="Elementale dell'Aria, Sfida 5 (1.800 PX)\\" calcext:value-type="string">
            <text:p>Elementale dell'Ari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a Terr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8];&quot;, &quot;;[.B218])" office:value-type="string" office:string-value="Elementale della Terra, Sfida 5 (1.800 PX)\\" calcext:value-type="string">
            <text:p>Elementale della Terr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stigator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9];&quot;, &quot;;[.B219])" office:value-type="string" office:string-value="Fustigatore, Sfida 5 (1.800 PX)\\" calcext:value-type="string">
            <text:p>Fustigator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i Collin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0];&quot;, &quot;;[.B220])" office:value-type="string" office:string-value="Gigante di Collina, Sfida 5 (1.800 PX)\\" calcext:value-type="string">
            <text:p>Gigante di Collin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diator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1];&quot;, &quot;;[.B221])" office:value-type="string" office:string-value="Gladiatore, Sfida 5 (1.800 PX)\\" calcext:value-type="string">
            <text:p>Gladiator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Carn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2];&quot;, &quot;;[.B222])" office:value-type="string" office:string-value="Golem di Carne, Sfida 5 (1.800 PX)\\" calcext:value-type="string">
            <text:p>Golem di Carn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rgon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3];&quot;, &quot;;[.B223])" office:value-type="string" office:string-value="Gorgone, Sfida 5 (1.800 PX)\\" calcext:value-type="string">
            <text:p>Gorgon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Notturn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4];&quot;, &quot;;[.B224])" office:value-type="string" office:string-value="Megera Notturna, Sfida 5 (1.800 PX)\\" calcext:value-type="string">
            <text:p>Megera Notturn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Mannar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5];&quot;, &quot;;[.B225])" office:value-type="string" office:string-value="Orso Mannaro, Sfida 5 (1.800 PX)\\" calcext:value-type="string">
            <text:p>Orso Mannar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yugh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6];&quot;, &quot;;[.B226])" office:value-type="string" office:string-value="Otyugh, Sfida 5 (1.800 PX)\\" calcext:value-type="string">
            <text:p>Otyugh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lamandr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7];&quot;, &quot;;[.B227])" office:value-type="string" office:string-value="Salamandra, Sfida 5 (1.800 PX)\\" calcext:value-type="string">
            <text:p>Salamandr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Gig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8];&quot;, &quot;;[.B228])" office:value-type="string" office:string-value="Squalo Gigante, Sfida 5 (1.800 PX)\\" calcext:value-type="string">
            <text:p>Squalo Gig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ceratop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9];&quot;, &quot;;[.B229])" office:value-type="string" office:string-value="Triceratopo, Sfida 5 (1.800 PX)\\" calcext:value-type="string">
            <text:p>Triceratop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0];&quot;, &quot;;[.B230])" office:value-type="string" office:string-value="Troll, Sfida 5 (1.800 PX)\\" calcext:value-type="string">
            <text:p>Troll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corn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1];&quot;, &quot;;[.B231])" office:value-type="string" office:string-value="Unicorno, Sfida 5 (1.800 PX)\\" calcext:value-type="string">
            <text:p>Unicorn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aith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2];&quot;, &quot;;[.B232])" office:value-type="string" office:string-value="Wraith, Sfida 5 (1.800 PX)\\" calcext:value-type="string">
            <text:p>Wraith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orn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3];&quot;, &quot;;[.B233])" office:value-type="string" office:string-value="Xorn, Sfida 5 (1.800 PX)\\" calcext:value-type="string">
            <text:p>Xorn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mer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4];&quot;, &quot;;[.B234])" office:value-type="string" office:string-value="Chimera, Sfida 6 (2.300 PX)\\" calcext:value-type="string">
            <text:p>Chimer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Giovan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5];&quot;, &quot;;[.B235])" office:value-type="string" office:string-value="Drago Bianco Giovane, Sfida 6 (2.300 PX)\\" calcext:value-type="string">
            <text:p>Drago Bianco Giovan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Giovan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6];&quot;, &quot;;[.B236])" office:value-type="string" office:string-value="Drago d'Ottone Giovane, Sfida 6 (2.300 PX)\\" calcext:value-type="string">
            <text:p>Drago d'Ottone Giovan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der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7];&quot;, &quot;;[.B237])" office:value-type="string" office:string-value="Drider, Sfida 6 (2.300 PX)\\" calcext:value-type="string">
            <text:p>Drider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de Mago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8];&quot;, &quot;;[.B238])" office:value-type="string" office:string-value="Grande Mago, Sfida 6 (2.300 PX)\\" calcext:value-type="string">
            <text:p>Grande Mago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mmut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9];&quot;, &quot;;[.B239])" office:value-type="string" office:string-value="Mammut, Sfida 6 (2.300 PX)\\" calcext:value-type="string">
            <text:p>Mammut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us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0];&quot;, &quot;;[.B240])" office:value-type="string" office:string-value="Medusa, Sfida 6 (2.300 PX)\\" calcext:value-type="string">
            <text:p>Medus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ecutore Invisibil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1];&quot;, &quot;;[.B241])" office:value-type="string" office:string-value="Persecutore Invisibile, Sfida 6 (2.300 PX)\\" calcext:value-type="string">
            <text:p>Persecutore Invisibil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vern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2];&quot;, &quot;;[.B242])" office:value-type="string" office:string-value="Viverna, Sfida 6 (2.300 PX)\\" calcext:value-type="string">
            <text:p>Vivern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ock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3];&quot;, &quot;;[.B243])" office:value-type="string" office:string-value="Vrock, Sfida 6 (2.300 PX)\\" calcext:value-type="string">
            <text:p>Vrock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enie Vampirica <text:s/></text:p>
          </table:table-cell>
          <table:table-cell office:value-type="string" calcext:value-type="string">
            <text:p>Sfida 6 (1.8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4];&quot;, &quot;;[.B244])" office:value-type="string" office:string-value="Progenie Vampirica  , Sfida 6 (1.800 PX)\\" calcext:value-type="string">
            <text:p>Progenie Vampirica <text:s/>, Sfida 6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Giovan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5];&quot;, &quot;;[.B245])" office:value-type="string" office:string-value="Drago Nero Giovane, Sfida 7 (2.900 PX)\\" calcext:value-type="string">
            <text:p>Drago Nero Giovan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Giovan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6];&quot;, &quot;;[.B246])" office:value-type="string" office:string-value="Drago di Rame Giovane, Sfida 7 (2.900 PX)\\" calcext:value-type="string">
            <text:p>Drago di Rame Giovan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i Pietra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7];&quot;, &quot;;[.B247])" office:value-type="string" office:string-value="Gigante di Pietra, Sfida 7 (2.900 PX)\\" calcext:value-type="string">
            <text:p>Gigante di Pietra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rdiano Protettor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8];&quot;, &quot;;[.B248])" office:value-type="string" office:string-value="Guardiano Protettore, Sfida 7 (2.900 PX)\\" calcext:value-type="string">
            <text:p>Guardiano Protettor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9];&quot;, &quot;;[.B249])" office:value-type="string" office:string-value="Oni, Sfida 7 (2.900 PX)\\" calcext:value-type="string">
            <text:p>Oni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mmione Gigant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0];&quot;, &quot;;[.B250])" office:value-type="string" office:string-value="Scimmione Gigante, Sfida 7 (2.900 PX)\\" calcext:value-type="string">
            <text:p>Scimmione Gigant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assin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1];&quot;, &quot;;[.B251])" office:value-type="string" office:string-value="Assassino, Sfida 8 (3.900 PX)\\" calcext:value-type="string">
            <text:p>Assassin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Giovan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2];&quot;, &quot;;[.B252])" office:value-type="string" office:string-value="Drago Verde Giovane, Sfida 8 (3.900 PX)\\" calcext:value-type="string">
            <text:p>Drago Verde Giovan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Giovan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3];&quot;, &quot;;[.B253])" office:value-type="string" office:string-value="Drago di Bronzo Giovane, Sfida 8 (3.900 PX)\\" calcext:value-type="string">
            <text:p>Drago di Bronzo Giovan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 Gel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4];&quot;, &quot;;[.B254])" office:value-type="string" office:string-value="Gigante del Gelo, Sfida 8 (3.900 PX)\\" calcext:value-type="string">
            <text:p>Gigante del Gel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zrou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5];&quot;, &quot;;[.B255])" office:value-type="string" office:string-value="Hezrou, Sfida 8 (3.900 PX)\\" calcext:value-type="string">
            <text:p>Hezrou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ra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6];&quot;, &quot;;[.B256])" office:value-type="string" office:string-value="Idra, Sfida 8 (3.900 PX)\\" calcext:value-type="string">
            <text:p>Idra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o Assassin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7];&quot;, &quot;;[.B257])" office:value-type="string" office:string-value="Manto Assassino, Sfida 8 (3.900 PX)\\" calcext:value-type="string">
            <text:p>Manto Assassin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ga Spiritual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8];&quot;, &quot;;[.B258])" office:value-type="string" office:string-value="Naga Spirituale, Sfida 8 (3.900 PX)\\" calcext:value-type="string">
            <text:p>Naga Spiritual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rannosaur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9];&quot;, &quot;;[.B259])" office:value-type="string" office:string-value="Tirannosauro, Sfida 8 (3.900 PX)\\" calcext:value-type="string">
            <text:p>Tirannosaur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le Catene 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0];&quot;, &quot;;[.B260])" office:value-type="string" office:string-value="Diavolo delle Catene , Sfida 8 (3.900 PX)\\" calcext:value-type="string">
            <text:p>Diavolo delle Catene 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ora Cervelli</text:p>
          </table:table-cell>
          <table:table-cell office:value-type="string" calcext:value-type="string">
            <text:p>Sfida 9 (3.9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1];&quot;, &quot;;[.B261])" office:value-type="string" office:string-value="Divora Cervelli, Sfida 9 (3.900 PX)\\" calcext:value-type="string">
            <text:p>Divora Cervelli, Sfida 9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 Maggiore</text:p>
          </table:table-cell>
          <table:table-cell office:value-type="string" calcext:value-type="string">
            <text:p>Sfida 9 (3.9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2];&quot;, &quot;;[.B262])" office:value-type="string" office:string-value="Elementale dell'Acqua Maggiore, Sfida 9 (3.900 PX)\\" calcext:value-type="string">
            <text:p>Elementale dell'Acqua Maggiore, Sfida 9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'Ossa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3];&quot;, &quot;;[.B263])" office:value-type="string" office:string-value="Diavolo d'Ossa, Sfida 9 (5000 PX)\\" calcext:value-type="string">
            <text:p>Diavolo d'Ossa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Giovan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4];&quot;, &quot;;[.B264])" office:value-type="string" office:string-value="Drago Blu Giovane, Sfida 9 (5000 PX)\\" calcext:value-type="string">
            <text:p>Drago Blu Giovan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Giovan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5];&quot;, &quot;;[.B265])" office:value-type="string" office:string-value="Drago d'Argento Giovane, Sfida 9 (5000 PX)\\" calcext:value-type="string">
            <text:p>Drago d'Argento Giovan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 Fuoco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6];&quot;, &quot;;[.B266])" office:value-type="string" office:string-value="Gigante del Fuoco, Sfida 9 (5000 PX)\\" calcext:value-type="string">
            <text:p>Gigante del Fuoco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le Nuvol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7];&quot;, &quot;;[.B267])" office:value-type="string" office:string-value="Gigante delle Nuvole, Sfida 9 (5000 PX)\\" calcext:value-type="string">
            <text:p>Gigante delle Nuvol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brezu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8];&quot;, &quot;;[.B268])" office:value-type="string" office:string-value="Glabrezu, Sfida 9 (5000 PX)\\" calcext:value-type="string">
            <text:p>Glabrezu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Argilla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9];&quot;, &quot;;[.B269])" office:value-type="string" office:string-value="Golem di Argilla, Sfida 9 (5000 PX)\\" calcext:value-type="string">
            <text:p>Golem di Argilla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Albero (Treant)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0];&quot;, &quot;;[.B270])" office:value-type="string" office:string-value="Uomo Albero (Treant), Sfida 9 (5000 PX)\\" calcext:value-type="string">
            <text:p>Uomo Albero (Treant)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oleth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1];&quot;, &quot;;[.B271])" office:value-type="string" office:string-value="Aboleth, Sfida 10 (5.900 PX)\\" calcext:value-type="string">
            <text:p>Aboleth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Deva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2];&quot;, &quot;;[.B272])" office:value-type="string" office:string-value="Angelo Deva, Sfida 10 (5.900 PX)\\" calcext:value-type="string">
            <text:p>Angelo Deva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Giovane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3];&quot;, &quot;;[.B273])" office:value-type="string" office:string-value="Drago Rosso Giovane, Sfida 10 (5.900 PX)\\" calcext:value-type="string">
            <text:p>Drago Rosso Giovane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Giovane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4];&quot;, &quot;;[.B274])" office:value-type="string" office:string-value="Drago d'Oro Giovane, Sfida 10 (5.900 PX)\\" calcext:value-type="string">
            <text:p>Drago d'Oro Giovane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Pietra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5];&quot;, &quot;;[.B275])" office:value-type="string" office:string-value="Golem di Pietra, Sfida 10 (5.900 PX)\\" calcext:value-type="string">
            <text:p>Golem di Pietra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ga Guardiano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6];&quot;, &quot;;[.B276])" office:value-type="string" office:string-value="Naga Guardiano, Sfida 10 (5.900 PX)\\" calcext:value-type="string">
            <text:p>Naga Guardiano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.E.C.</text:p>
          </table:table-cell>
          <table:table-cell office:value-type="string" calcext:value-type="string">
            <text:p>Sfida 10 (5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7];&quot;, &quot;;[.B277])" office:value-type="string" office:string-value="G.E.C., Sfida 10 (5900 PX)\\" calcext:value-type="string">
            <text:p>G.E.C., Sfida 10 (5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hir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78];&quot;, &quot;;[.B278])" office:value-type="string" office:string-value="Behir, Sfida 11 (7.200 PX)\\" calcext:value-type="string">
            <text:p>Behir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Cornuto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79];&quot;, &quot;;[.B279])" office:value-type="string" office:string-value="Diavolo Cornuto, Sfida 11 (7.200 PX)\\" calcext:value-type="string">
            <text:p>Diavolo Cornuto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jinni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0];&quot;, &quot;;[.B280])" office:value-type="string" office:string-value="Djinni, Sfida 11 (7.200 PX)\\" calcext:value-type="string">
            <text:p>Djinni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reeti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1];&quot;, &quot;;[.B281])" office:value-type="string" office:string-value="Efreeti, Sfida 11 (7.200 PX)\\" calcext:value-type="string">
            <text:p>Efreeti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nosfinge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2];&quot;, &quot;;[.B282])" office:value-type="string" office:string-value="Ginosfinge, Sfida 11 (7.200 PX)\\" calcext:value-type="string">
            <text:p>Ginosfinge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rhaz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3];&quot;, &quot;;[.B283])" office:value-type="string" office:string-value="Remorhaz, Sfida 11 (7.200 PX)\\" calcext:value-type="string">
            <text:p>Remorhaz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cimago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84];&quot;, &quot;;[.B284])" office:value-type="string" office:string-value="Arcimago, Sfida 12 (8.400 PX)\\" calcext:value-type="string">
            <text:p>Arcimago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nni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85];&quot;, &quot;;[.B285])" office:value-type="string" office:string-value="Erinni, Sfida 12 (8.400 PX)\\" calcext:value-type="string">
            <text:p>Erinni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opticon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86];&quot;, &quot;;[.B286])" office:value-type="string" office:string-value="Panopticon, Sfida 12 (8.400 PX)\\" calcext:value-type="string">
            <text:p>Panopticon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Adult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87];&quot;, &quot;;[.B287])" office:value-type="string" office:string-value="Drago Bianco Adulto, Sfida 13 (10000 PX)\\" calcext:value-type="string">
            <text:p>Drago Bianco Adult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Adult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88];&quot;, &quot;;[.B288])" office:value-type="string" office:string-value="Drago d'Ottone Adulto, Sfida 13 (10000 PX)\\" calcext:value-type="string">
            <text:p>Drago d'Ottone Adult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le Tempeste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89];&quot;, &quot;;[.B289])" office:value-type="string" office:string-value="Gigante delle Tempeste, Sfida 13 (10000 PX)\\" calcext:value-type="string">
            <text:p>Gigante delle Tempeste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lfeshnee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0];&quot;, &quot;;[.B290])" office:value-type="string" office:string-value="Nalfeshnee, Sfida 13 (10000 PX)\\" calcext:value-type="string">
            <text:p>Nalfeshnee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kshasa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1];&quot;, &quot;;[.B291])" office:value-type="string" office:string-value="Rakshasa, Sfida 13 (10000 PX)\\" calcext:value-type="string">
            <text:p>Rakshasa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mpir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2];&quot;, &quot;;[.B292])" office:value-type="string" office:string-value="Vampiro, Sfida 13 (10000 PX)\\" calcext:value-type="string">
            <text:p>Vampir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 Ghiaccio</text:p>
          </table:table-cell>
          <table:table-cell office:value-type="string" calcext:value-type="string">
            <text:p>Sfida 14 (11.500 PX)\\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CONCAT([.A293];&quot;, &quot;;[.B293])" office:value-type="string" office:string-value="Diavolo del Ghiaccio, Sfida 14 (11.500 PX)\\" calcext:value-type="string">
            <text:p>Diavolo del Ghiaccio, Sfida 14 (11.5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Adulto</text:p>
          </table:table-cell>
          <table:table-cell office:value-type="string" calcext:value-type="string">
            <text:p>Sfida 14 (11.500 PX)\\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CONCAT([.A294];&quot;, &quot;;[.B294])" office:value-type="string" office:string-value="Drago di Rame Adulto, Sfida 14 (11.500 PX)\\" calcext:value-type="string">
            <text:p>Drago di Rame Adulto, Sfida 14 (11.5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Adult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5];&quot;, &quot;;[.B295])" office:value-type="string" office:string-value="Drago Verde Adulto, Sfida 15 (13000 PX)\\" calcext:value-type="string">
            <text:p>Drago Verde Adult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Adult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6];&quot;, &quot;;[.B296])" office:value-type="string" office:string-value="Drago di Bronzo Adulto, Sfida 15 (13000 PX)\\" calcext:value-type="string">
            <text:p>Drago di Bronzo Adult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nice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7];&quot;, &quot;;[.B297])" office:value-type="string" office:string-value="Fenice, Sfida 15 (13000 PX)\\" calcext:value-type="string">
            <text:p>Fenice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mmia Sovrana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8];&quot;, &quot;;[.B298])" office:value-type="string" office:string-value="Mummia Sovrana, Sfida 15 (13000 PX)\\" calcext:value-type="string">
            <text:p>Mummia Sovrana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me Purpure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9];&quot;, &quot;;[.B299])" office:value-type="string" office:string-value="Verme Purpureo, Sfida 15 (13000 PX)\\" calcext:value-type="string">
            <text:p>Verme Purpure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Planetar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0];&quot;, &quot;;[.B300])" office:value-type="string" office:string-value="Angelo Planetar, Sfida 16 (15000 PX)\\" calcext:value-type="string">
            <text:p>Angelo Planetar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Adult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1];&quot;, &quot;;[.B301])" office:value-type="string" office:string-value="Drago Blu Adulto, Sfida 16 (15000 PX)\\" calcext:value-type="string">
            <text:p>Drago Blu Adult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Adult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2];&quot;, &quot;;[.B302])" office:value-type="string" office:string-value="Drago d'Argento Adulto, Sfida 16 (15000 PX)\\" calcext:value-type="string">
            <text:p>Drago d'Argento Adult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Ferr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3];&quot;, &quot;;[.B303])" office:value-type="string" office:string-value="Golem di Ferro, Sfida 16 (15000 PX)\\" calcext:value-type="string">
            <text:p>Golem di Ferr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lith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4];&quot;, &quot;;[.B304])" office:value-type="string" office:string-value="Marilith, Sfida 16 (15000 PX)\\" calcext:value-type="string">
            <text:p>Marilith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sfinge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5];&quot;, &quot;;[.B305])" office:value-type="string" office:string-value="Androsfinge, Sfida 17 (18000 PX)\\" calcext:value-type="string">
            <text:p>Androsfinge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6];&quot;, &quot;;[.B306])" office:value-type="string" office:string-value="Drago Nero Adulto, Sfida 17 (18000 PX)\\" calcext:value-type="string">
            <text:p>Drago Ner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7];&quot;, &quot;;[.B307])" office:value-type="string" office:string-value="Drago Rosso Adulto, Sfida 17 (18000 PX)\\" calcext:value-type="string">
            <text:p>Drago Ross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8];&quot;, &quot;;[.B308])" office:value-type="string" office:string-value="Drago d'Oro Adulto, Sfida 17 (18000 PX)\\" calcext:value-type="string">
            <text:p>Drago d'Or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uggine Dragona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9];&quot;, &quot;;[.B309])" office:value-type="string" office:string-value="Testuggine Dragona, Sfida 17 (18000 PX)\\" calcext:value-type="string">
            <text:p>Testuggine Dragona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iere Nero</text:p>
          </table:table-cell>
          <table:table-cell office:value-type="string" calcext:value-type="string">
            <text:p>Sfida 18 (20000 PX)\\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M.MICROSOFT.CONCAT([.A310];&quot;, &quot;;[.B310])" office:value-type="string" office:string-value="Cavaliere Nero, Sfida 18 (20000 PX)\\" calcext:value-type="string">
            <text:p>Cavaliere Nero, Sfida 18 (2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or</text:p>
          </table:table-cell>
          <table:table-cell office:value-type="string" calcext:value-type="string">
            <text:p>Sfida 19 (22000 PX)\\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M.MICROSOFT.CONCAT([.A311];&quot;, &quot;;[.B311])" office:value-type="string" office:string-value="Balor, Sfida 19 (22000 PX)\\" calcext:value-type="string">
            <text:p>Balor, Sfida 19 (2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la Fossa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12];&quot;, &quot;;[.B312])" office:value-type="string" office:string-value="Diavolo della Fossa, Sfida 20 (25000 PX)\\" calcext:value-type="string">
            <text:p>Diavolo della Fossa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Antico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13];&quot;, &quot;;[.B313])" office:value-type="string" office:string-value="Drago Bianco Antico, Sfida 20 (25000 PX)\\" calcext:value-type="string">
            <text:p>Drago Bianco Antico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Antico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14];&quot;, &quot;;[.B314])" office:value-type="string" office:string-value="Drago d'Ottone Antico, Sfida 20 (25000 PX)\\" calcext:value-type="string">
            <text:p>Drago d'Ottone Antico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Solar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15];&quot;, &quot;;[.B315])" office:value-type="string" office:string-value="Angelo Solar, Sfida 21 (33000 PX)\\" calcext:value-type="string">
            <text:p>Angelo Solar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Antico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16];&quot;, &quot;;[.B316])" office:value-type="string" office:string-value="Drago Nero Antico, Sfida 21 (33000 PX)\\" calcext:value-type="string">
            <text:p>Drago Nero Antico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Antico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17];&quot;, &quot;;[.B317])" office:value-type="string" office:string-value="Drago di Rame Antico, Sfida 21 (33000 PX)\\" calcext:value-type="string">
            <text:p>Drago di Rame Antico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ch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18];&quot;, &quot;;[.B318])" office:value-type="string" office:string-value="Lich, Sfida 21 (33000 PX)\\" calcext:value-type="string">
            <text:p>Lich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Antico</text:p>
          </table:table-cell>
          <table:table-cell office:value-type="string" calcext:value-type="string">
            <text:p>Sfida 22 (41000 PX)\\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M.MICROSOFT.CONCAT([.A319];&quot;, &quot;;[.B319])" office:value-type="string" office:string-value="Drago Verde Antico, Sfida 22 (41000 PX)\\" calcext:value-type="string">
            <text:p>Drago Verde Antico, Sfida 22 (41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Antico</text:p>
          </table:table-cell>
          <table:table-cell office:value-type="string" calcext:value-type="string">
            <text:p>Sfida 22 (41000 PX)\\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M.MICROSOFT.CONCAT([.A320];&quot;, &quot;;[.B320])" office:value-type="string" office:string-value="Drago di Bronzo Antico, Sfida 22 (41000 PX)\\" calcext:value-type="string">
            <text:p>Drago di Bronzo Antico, Sfida 22 (41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Antico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1];&quot;, &quot;;[.B321])" office:value-type="string" office:string-value="Drago Blu Antico, Sfida 23 (50000 PX)\\" calcext:value-type="string">
            <text:p>Drago Blu Antico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Antico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2];&quot;, &quot;;[.B322])" office:value-type="string" office:string-value="Drago d'Argento Antico, Sfida 23 (50000 PX)\\" calcext:value-type="string">
            <text:p>Drago d'Argento Antico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3];&quot;, &quot;;[.B323])" office:value-type="string" office:string-value="Kraken, Sfida 23 (50000 PX)\\" calcext:value-type="string">
            <text:p>Kraken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Giallo Antico</text:p>
          </table:table-cell>
          <table:table-cell office:value-type="string" calcext:value-type="string">
            <text:p>Sfida: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4];&quot;, &quot;;[.B324])" office:value-type="string" office:string-value="Drago Giallo Antico, Sfida: 23 (50000 PX)\\" calcext:value-type="string">
            <text:p>Drago Giallo Antico, Sfida: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Antico</text:p>
          </table:table-cell>
          <table:table-cell office:value-type="string" calcext:value-type="string">
            <text:p>Sfida 24 (62000 PX)\\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M.MICROSOFT.CONCAT([.A325];&quot;, &quot;;[.B325])" office:value-type="string" office:string-value="Drago Rosso Antico, Sfida 24 (62000 PX)\\" calcext:value-type="string">
            <text:p>Drago Rosso Antico, Sfida 24 (6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Antico</text:p>
          </table:table-cell>
          <table:table-cell office:value-type="string" calcext:value-type="string">
            <text:p>Sfida 24 (62000 PX)\\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M.MICROSOFT.CONCAT([.A326];&quot;, &quot;;[.B326])" office:value-type="string" office:string-value="Drago d'Oro Antico, Sfida 24 (62000 PX)\\" calcext:value-type="string">
            <text:p>Drago d'Oro Antico, Sfida 24 (6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gorgone</text:p>
          </table:table-cell>
          <table:table-cell office:value-type="string" calcext:value-type="string">
            <text:p>Sfida 26 (90000 PX)\\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M.MICROSOFT.CONCAT([.A327];&quot;, &quot;;[.B327])" office:value-type="string" office:string-value="Demogorgone, Sfida 26 (90000 PX)\\" calcext:value-type="string">
            <text:p>Demogorgone, Sfida 26 (9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us</text:p>
          </table:table-cell>
          <table:table-cell office:value-type="string" calcext:value-type="string">
            <text:p>Sfida 26 (90000 PX)\\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M.MICROSOFT.CONCAT([.A328];&quot;, &quot;;[.B328])" office:value-type="string" office:string-value="Orcus, Sfida 26 (90000 PX)\\" calcext:value-type="string">
            <text:p>Orcus, Sfida 26 (9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string" calcext:value-type="string">
            <text:p>Sfida 30 (155000 PX)\\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[.A329];&quot;, &quot;;[.B329])" office:value-type="string" office:string-value="Tarrasque, Sfida 30 (155000 PX)\\" calcext:value-type="string">
            <text:p>Tarrasque, Sfida 30 (15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àhil</text:p>
          </table:table-cell>
          <table:table-cell office:value-type="string" calcext:value-type="string">
            <text:p>Sfida 30 (155000 PX)\\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[.A330];&quot;, &quot;;[.B330])" office:value-type="string" office:string-value="Tàhil, Sfida 30 (155000 PX)\\" calcext:value-type="string">
            <text:p>Tàhil, Sfida 30 (155000 PX)\\</text:p>
          </table:table-cell>
          <table:table-cell table:number-columns-repeated="1019"/>
        </table:table-row>
      </table:table>
      <table:table table:name="Foglio2" table:style-name="ta1">
        <table:table-column table:style-name="co3" table:number-columns-repeated="7" table:default-cell-style-name="ce3"/>
        <table:table-row table:style-name="ro1">
          <table:table-cell table:style-name="ce1" office:value-type="string" calcext:value-type="string" table:number-columns-spanned="1" table:number-rows-spanned="2">
            <text:p>GS</text:p>
          </table:table-cell>
          <table:table-cell table:style-name="ce1" office:value-type="string" calcext:value-type="string" table:number-columns-spanned="1" table:number-rows-spanned="2">
            <text:p>PF</text:p>
          </table:table-cell>
          <table:table-cell table:style-name="ce1" office:value-type="string" calcext:value-type="string" table:number-columns-spanned="1" table:number-rows-spanned="2">
            <text:p>Difesa</text:p>
          </table:table-cell>
          <table:table-cell table:style-name="ce1" office:value-type="string" calcext:value-type="string" table:number-columns-spanned="1" table:number-rows-spanned="2">
            <text:p>Bonus al Colpire</text:p>
          </table:table-cell>
          <table:table-cell table:style-name="ce4" office:value-type="string" calcext:value-type="string" table:number-columns-spanned="1" table:number-rows-spanned="2">
            <text:p>Danno Medio</text:p>
          </table:table-cell>
          <table:table-cell table:style-name="ce1" office:value-type="string" calcext:value-type="string" table:number-columns-spanned="1" table:number-rows-spanned="2">
            <text:p>DC se serve</text:p>
          </table:table-cell>
          <table:table-cell table:style-name="ce1" office:value-type="string" calcext:value-type="string" table:number-columns-spanned="1" table:number-rows-spanned="2">
            <text:p>Tiri Salvezza base (+ caratt.)</text:p>
          </table:table-cell>
        </table:table-row>
        <table:table-row table:style-name="ro1">
          <table:covered-table-cell table:number-columns-repeated="7" table:style-name="Default"/>
        </table:table-row>
        <table:table-row table:style-name="ro1">
          <table:table-cell table:style-name="ce2" office:value-type="string" calcext:value-type="string">
            <text:p>½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0" calcext:value-type="float">
            <text:p>27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" calcext:value-type="float">
            <text:p>28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0" calcext:value-type="float">
            <text:p>33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0" calcext:value-type="float">
            <text:p>36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0" calcext:value-type="float">
            <text:p>39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0" calcext:value-type="float">
            <text:p>420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0" calcext:value-type="float">
            <text:p>45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0" calcext:value-type="float">
            <text:p>48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0" calcext:value-type="float">
            <text:p>51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0" calcext:value-type="float">
            <text:p>540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65" calcext:value-type="float">
            <text:p>16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0" calcext:value-type="float">
            <text:p>57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85" calcext:value-type="float">
            <text:p>18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</table:table>
      <table:named-expressions/>
      <table:database-ranges>
        <table:database-range table:name="__Anonymous_Sheet_DB__0" table:target-range-address="Foglio1.A1:Foglio1.C33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5T09:05:20.848387723</meta:creation-date>
    <dc:date>2022-06-27T09:15:59.976756602</dc:date>
    <meta:editing-duration>PT1H26M4S</meta:editing-duration>
    <meta:editing-cycles>13</meta:editing-cycles>
    <meta:generator>LibreOffice/7.2.7.2$Linux_X86_64 LibreOffice_project/20$Build-2</meta:generator>
    <meta:document-statistic meta:table-count="2" meta:cell-count="1544" meta:object-count="0"/>
  </office:meta>
</office:document-meta>
</file>